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10.82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2pt" style:font-size-asian="22pt" style:font-size-complex="2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47b8b8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7" style:family="table-cell" style:parent-style-name="Default">
      <style:table-cell-properties fo:border-bottom="none" fo:background-color="#ff00ff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00ff" fo:border-left="none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-bottom="0.06pt solid #000000" fo:background-color="#b3b3b3" fo:border-left="none" fo:border-right="none" fo:border-top="non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47b8b8"/>
    </style:style>
    <style:style style:name="ce14" style:family="table-cell" style:parent-style-name="Default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00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3">
          <table:table-cell table:style-name="ce1" office:value-type="string" table:number-columns-spanned="4" table:number-rows-spanned="1">
            <text:p>Data capacity budget for local DAT storage</text:p>
          </table:table-cell>
          <table:covered-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Entity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</text:p>
          </table:table-cell>
          <table:table-cell office:value-type="float" office:value="68">
            <text:p>68</text:p>
          </table:table-cell>
          <table:table-cell office:value-type="string">
            <text:p>B (see store.h, SD_REFERENCE_LENGTH)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5">
          <table:table-cell table:style-name="ce2" office:value-type="string">
            <text:p>Quantities</text:p>
          </table:table-cell>
          <table:table-cell table:style-name="ce9" office:value-type="string">
            <text:p>#</text:p>
          </table:table-cell>
          <table:table-cell table:number-columns-repeated="2"/>
        </table:table-row>
        <table:table-row table:style-name="ro4">
          <table:table-cell office:value-type="string">
            <text:p>Batch size, samples</text:p>
          </table:table-cell>
          <table:table-cell office:value-type="float" office:value="1024">
            <text:p>1024</text:p>
          </table:table-cell>
          <table:table-cell table:number-columns-repeated="2"/>
        </table:table-row>
        <table:table-row table:style-name="ro4">
          <table:table-cell office:value-type="string">
            <text:p>File size, samples</text:p>
          </table:table-cell>
          <table:table-cell office:value-type="float" office:value="40960">
            <text:p>40960</text:p>
          </table:table-cell>
          <table:table-cell table:style-name="ce12" office:value-type="string" table:number-columns-spanned="1" table:number-rows-spanned="2">
            <text:p>(&lt;- this is a small number, a greater number means less storage overhead, but less independent files in case of file specific errors)</text:p>
          </table:table-cell>
          <table:table-cell/>
        </table:table-row>
        <table:table-row table:style-name="ro4">
          <table:table-cell office:value-type="string">
            <text:p>References per file</text:p>
          </table:table-cell>
          <table:table-cell table:formula="of:=[.B10]/[.B9]" office:value-type="float" office:value="40">
            <text:p>40</text:p>
          </table:table-cell>
          <table:covered-table-cell/>
          <table:table-cell/>
        </table:table-row>
        <table:table-row table:style-name="ro4">
          <table:table-cell office:value-type="string">
            <text:p>Samples per second (frequency)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File size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s</text:p>
          </table:table-cell>
          <table:table-cell table:formula="of:=[.B10]*[.B4]" office:value-type="float" office:value="163840">
            <text:p>16384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s</text:p>
          </table:table-cell>
          <table:table-cell table:formula="of:=[.B11]*[.B5]" office:value-type="float" office:value="2720">
            <text:p>272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table:formula="of:=[.B6]" office:value-type="float" office:value="21">
            <text:p>21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style-name="ce3" office:value-type="string">
            <text:p>Total size per file</text:p>
          </table:table-cell>
          <table:table-cell table:style-name="ce3" table:formula="of:=SUM([.B15:.B17])" office:value-type="float" office:value="166581">
            <text:p>166581</text:p>
          </table:table-cell>
          <table:table-cell table:style-name="ce13" office:value-type="string">
            <text:p>B (including index file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econds per file</text:p>
          </table:table-cell>
          <table:table-cell table:formula="of:=[.B10]/[.B12]" office:value-type="float" office:value="163.84">
            <text:p>163,84</text:p>
          </table:table-cell>
          <table:table-cell table:number-columns-repeated="2"/>
        </table:table-row>
        <table:table-row table:style-name="ro4">
          <table:table-cell office:value-type="string">
            <text:p>Goal duration (seconds)</text:p>
          </table:table-cell>
          <table:table-cell table:formula="of:=60*60*24*14" office:value-type="float" office:value="1209600">
            <text:p>1209600</text:p>
          </table:table-cell>
          <table:table-cell office:value-type="string">
            <text:p>(14 days)</text:p>
          </table:table-cell>
          <table:table-cell/>
        </table:table-row>
        <table:table-row table:style-name="ro4">
          <table:table-cell table:style-name="ce4" office:value-type="string">
            <text:p>Total storage needed</text:p>
          </table:table-cell>
          <table:table-cell table:style-name="ce4" table:formula="of:=[.B21]/[.B20]*[.B18]" office:value-type="float" office:value="1229836289.0625">
            <text:p>1229836289,0625</text:p>
          </table:table-cell>
          <table:table-cell table:style-name="ce4" office:value-type="string">
            <text:p>B</text:p>
          </table:table-cell>
          <table:table-cell/>
        </table:table-row>
        <table:table-row table:style-name="ro4">
          <table:table-cell table:style-name="ce5"/>
          <table:table-cell table:style-name="ce10" table:formula="of:=[.B22]/1024/1024" office:value-type="float" office:value="1172.86328226328">
            <text:p>1172,86</text:p>
          </table:table-cell>
          <table:table-cell table:style-name="ce14" office:value-type="string">
            <text:p>MiB</text:p>
          </table:table-cell>
          <table:table-cell/>
        </table:table-row>
        <table:table-row table:style-name="ro4">
          <table:table-cell table:style-name="ce6" office:value-type="string">
            <text:p>Files needed</text:p>
          </table:table-cell>
          <table:table-cell table:style-name="ce11" table:formula="of:=[.B22]/[.B18]" office:value-type="float" office:value="7382.8125">
            <text:p>7383</text:p>
          </table:table-cell>
          <table:table-cell table:style-name="ce6" office:value-type="string">
            <text:p>(make sure this is well lower than maxid)</text:p>
          </table:table-cell>
          <table:table-cell/>
        </table:table-row>
        <table:table-row table:style-name="ro5">
          <table:table-cell table:style-name="ce7" office:value-type="string">
            <text:p>MAXID</text:p>
          </table:table-cell>
          <table:table-cell table:style-name="ce7" table:formula="of:=100000000-1" office:value-type="float" office:value="99999999">
            <text:p>99999999</text:p>
          </table:table-cell>
          <table:table-cell table:style-name="ce15" office:value-type="string" table:number-columns-spanned="1" table:number-rows-spanned="2">
            <text:p>(see store.h, MAXID, limited by FAT32 filename and our file naming scheme)</text:p>
          </table:table-cell>
          <table:table-cell/>
        </table:table-row>
        <table:table-row table:style-name="ro4">
          <table:table-cell table:style-name="ce8" table:number-columns-repeated="2"/>
          <table:covered-table-cell table:style-name="ce8"/>
          <table:table-cell/>
        </table:table-row>
        <table:table-row table:style-name="ro4" table:number-rows-repeated="104854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 style:data-style-name="N2" text:time-value="0000-00-00T13:17:43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5-26T11:58:33</meta:creation-date>
    <meta:generator>LibreOffice/4.0.1.2$Linux_X86_64 LibreOffice_project/400m0$Build-2</meta:generator>
    <dc:date>2013-03-18T13:22:59</dc:date>
    <dc:creator>Gaute Hope</dc:creator>
    <meta:editing-duration>PT22M1S</meta:editing-duration>
    <meta:editing-cycles>28</meta:editing-cycles>
    <meta:document-statistic meta:table-count="3" meta:cell-count="53" meta:object-count="0"/>
  </office:meta>
</office:document-meta>
</file>